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paragraph-rsid="00064852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444444" fo:font-size="13pt" fo:letter-spacing="normal" officeooo:paragraph-rsid="00064852" style:font-size-asian="13pt" style:font-size-complex="13pt"/>
    </style:style>
    <style:style style:name="P3" style:family="paragraph" style:parent-style-name="Standard">
      <style:text-properties fo:font-size="14pt" officeooo:paragraph-rsid="00064852" style:font-size-asian="14pt" style:font-size-complex="14pt"/>
    </style:style>
    <style:style style:name="P4" style:family="paragraph" style:parent-style-name="Standard">
      <style:text-properties fo:font-size="14pt" fo:font-weight="bold" officeooo:paragraph-rsid="00064852" style:font-size-asian="14pt" style:font-weight-asian="bold" style:font-size-complex="14pt" style:font-weight-complex="bold"/>
    </style:style>
    <style:style style:name="T1" style:family="text">
      <style:text-properties officeooo:rsid="001739ff"/>
    </style:style>
    <style:style style:name="T2" style:family="text">
      <style:text-properties style:font-name="Source Sans Pro" fo:font-size="13.5pt" fo:font-style="normal" fo:font-weight="bold"/>
    </style:style>
    <style:style style:name="T3" style:family="text">
      <style:text-properties style:font-name="Source Sans Pro" fo:font-size="13.5pt" fo:font-style="normal" fo:font-weight="bold" officeooo:rsid="000648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Dependancy Management using Maven </text:span><text:span text:style-name="T3">Exercise</text:span></text:p>
      <text:p text:style-name="P1"/>
      <text:p text:style-name="P4">Links:-</text:p>
      <text:p text:style-name="P3">https://maven.apache.org/guides/introduction/introduction-to-repositories.html</text:p>
      <text:p text:style-name="P3">https://devcenter.heroku.com/articles/local-maven-dependencies#create-a-local-maven-repository-directory</text:p>
      <text:p text:style-name="P3"/>
      <text:p text:style-name="P3"/>
      <text:p text:style-name="P4">Ques <text:span text:style-name="T1">4.</text:span>-Differentiate between the different dependency scopes: compile, runtime, test, provided</text:p>
      <text:p text:style-name="P3">Sol-</text:p>
      <text:p text:style-name="P3">Compile – Most of the cases to resolve the import statements into your java classes source code.</text:p>
      <text:p text:style-name="P3"/>
      <text:p text:style-name="P3">https://mvnrepository.com/artifact/log4j/log4j</text:p>
      <text:p text:style-name="P3"/>
      <text:p text:style-name="P3"/>
      <text:p text:style-name="P3">Runtime – This scope indicates that the dependency is not required for compilation, but is for execution.</text:p>
      <text:p text:style-name="P3">https://mvnrepository.com/artifact/com.thoughtworks.xstream/xstream/1.4.14-jdk7</text:p>
      <text:p text:style-name="P3"/>
      <text:p text:style-name="P3"/>
      <text:p text:style-name="P3">test- <text:s/>This scope indicates that the dependency is not required for normal use of the application and it is only available for the test compilation and execution phases.</text:p>
      <text:p text:style-name="P3">https://mvnrepository.com/artifact/junit/junit/4.12</text:p>
      <text:p text:style-name="P3"/>
      <text:p text:style-name="P3"/>
      <text:p text:style-name="P3">provided – JDK or a container to provide the dependency at runtime.</text:p>
      <text:p text:style-name="P3"/>
      <text:p text:style-name="P3">https://mvnrepository.com/artifact/javax.servlet/javax.servlet-api/3.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ource Sans Pro" svg:font-family="'Source Sans Pro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3:20:58.160968162</meta:creation-date>
    <dc:date>2021-02-25T13:22:50.437011962</dc:date>
    <meta:editing-duration>PT1M52S</meta:editing-duration>
    <meta:editing-cycles>1</meta:editing-cycles>
    <meta:document-statistic meta:table-count="0" meta:image-count="0" meta:object-count="0" meta:page-count="1" meta:paragraph-count="14" meta:word-count="95" meta:character-count="1015" meta:non-whitespace-character-count="930"/>
    <meta:generator>LibreOffice/6.0.7.3$Linux_X86_64 LibreOffice_project/00m0$Build-3</meta:generator>
  </office:meta>
</office:document-meta>
</file>